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12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4" table:number-columns-repeated="5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ametro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seccionCalc</text:p>
          </table:table-cell>
          <table:table-cell office:value-type="string" calcext:value-type="string">
            <text:p>deltaSeccion</text:p>
          </table:table-cell>
          <table:table-cell office:value-type="string" calcext:value-type="string">
            <text:p>ohm/km</text:p>
          </table:table-cell>
          <table:table-cell table:style-name="ce3" office:value-type="string" calcext:value-type="string">
            <text:p>ohm/m</text:p>
          </table:table-cell>
          <table:table-cell/>
          <table:table-cell office:value-type="string" calcext:value-type="string">
            <text:p>Rho cobre</text:p>
          </table:table-cell>
          <table:table-cell office:value-type="float" office:value="0.0172" calcext:value-type="float">
            <text:p>0,01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wg22</text:p>
          </table:table-cell>
          <table:table-cell office:value-type="float" office:value="0.6438" calcext:value-type="float">
            <text:p>0,6438</text:p>
          </table:table-cell>
          <table:table-cell office:value-type="float" office:value="0.326" calcext:value-type="float">
            <text:p>0,326</text:p>
          </table:table-cell>
          <table:table-cell table:formula="of:=PI()*[.B2]/2*[.B2]/2" office:value-type="float" office:value="0.325530605543839" calcext:value-type="float">
            <text:p>0,325530605543839</text:p>
          </table:table-cell>
          <table:table-cell table:formula="of:=[.C2]-[.D2]" office:value-type="float" office:value="0.00046939445616051" calcext:value-type="float">
            <text:p>0,000469394456161</text:p>
          </table:table-cell>
          <table:table-cell office:value-type="float" office:value="16.14" calcext:value-type="float">
            <text:p>16,14</text:p>
          </table:table-cell>
          <table:table-cell table:formula="of:=[.F2]/1000" office:value-type="float" office:value="0.01614" calcext:value-type="float">
            <text:p>0,01614</text:p>
          </table:table-cell>
          <table:table-cell table:number-columns-repeated="2"/>
          <table:table-cell table:formula="of:=[.$J$1]/[.C2]" office:value-type="float" office:value="0.052760736196319" calcext:value-type="float">
            <text:p>0,052760736196319</text:p>
          </table:table-cell>
          <table:table-cell table:formula="of:=[.$J2]*[.K$1]" office:value-type="float" office:value="0.052760736196319" calcext:value-type="float">
            <text:p>0,052760736196319</text:p>
          </table:table-cell>
          <table:table-cell table:formula="of:=[.$J2]*[.L$1]" office:value-type="float" office:value="0.263803680981595" calcext:value-type="float">
            <text:p>0,263803680981595</text:p>
          </table:table-cell>
          <table:table-cell table:formula="of:=[.$J2]*[.M$1]" office:value-type="float" office:value="0.52760736196319" calcext:value-type="float">
            <text:p>0,52760736196319</text:p>
          </table:table-cell>
          <table:table-cell table:formula="of:=[.$J2]*[.N$1]" office:value-type="float" office:value="1.05521472392638" calcext:value-type="float">
            <text:p>1,05521472392638</text:p>
          </table:table-cell>
          <table:table-cell table:formula="of:=[.$J2]*[.O$1]" office:value-type="float" office:value="1.58282208588957" calcext:value-type="float">
            <text:p>1,58282208588957</text:p>
          </table:table-cell>
        </table:table-row>
        <table:table-row table:style-name="ro1">
          <table:table-cell office:value-type="string" calcext:value-type="string">
            <text:p>awg23</text:p>
          </table:table-cell>
          <table:table-cell office:value-type="float" office:value="0.5733" calcext:value-type="float">
            <text:p>0,5733</text:p>
          </table:table-cell>
          <table:table-cell office:value-type="float" office:value="0.258" calcext:value-type="float">
            <text:p>0,258</text:p>
          </table:table-cell>
          <table:table-cell table:formula="of:=PI()*[.B3]/2*[.B3]/2" office:value-type="float" office:value="0.258139084164532" calcext:value-type="float">
            <text:p>0,258139084164532</text:p>
          </table:table-cell>
          <table:table-cell table:formula="of:=[.C3]-[.D3]" office:value-type="float" office:value="-0.000139084164531567" calcext:value-type="float">
            <text:p>-0,000139084164532</text:p>
          </table:table-cell>
          <table:table-cell office:value-type="float" office:value="20.36" calcext:value-type="float">
            <text:p>20,36</text:p>
          </table:table-cell>
          <table:table-cell table:formula="of:=[.F3]/1000" office:value-type="float" office:value="0.02036" calcext:value-type="float">
            <text:p>0,02036</text:p>
          </table:table-cell>
          <table:table-cell table:number-columns-repeated="2"/>
          <table:table-cell table:formula="of:=[.$J$1]/[.C3]" office:value-type="float" office:value="0.0666666666666667" calcext:value-type="float">
            <text:p>0,066666666666667</text:p>
          </table:table-cell>
          <table:table-cell table:formula="of:=[.$J3]*[.K$1]" office:value-type="float" office:value="0.0666666666666667" calcext:value-type="float">
            <text:p>0,066666666666667</text:p>
          </table:table-cell>
          <table:table-cell table:formula="of:=[.$J3]*[.L$1]" office:value-type="float" office:value="0.333333333333333" calcext:value-type="float">
            <text:p>0,333333333333333</text:p>
          </table:table-cell>
          <table:table-cell table:formula="of:=[.$J3]*[.M$1]" office:value-type="float" office:value="0.666666666666667" calcext:value-type="float">
            <text:p>0,666666666666667</text:p>
          </table:table-cell>
          <table:table-cell table:formula="of:=[.$J3]*[.N$1]" office:value-type="float" office:value="1.33333333333333" calcext:value-type="float">
            <text:p>1,33333333333333</text:p>
          </table:table-cell>
          <table:table-cell table:formula="of:=[.$J3]*[.O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wg24</text:p>
          </table:table-cell>
          <table:table-cell office:value-type="float" office:value="0.5106" calcext:value-type="float">
            <text:p>0,5106</text:p>
          </table:table-cell>
          <table:table-cell office:value-type="float" office:value="0.205" calcext:value-type="float">
            <text:p>0,205</text:p>
          </table:table-cell>
          <table:table-cell table:formula="of:=PI()*[.B4]/2*[.B4]/2" office:value-type="float" office:value="0.204763008719014" calcext:value-type="float">
            <text:p>0,204763008719014</text:p>
          </table:table-cell>
          <table:table-cell table:formula="of:=[.C4]-[.D4]" office:value-type="float" office:value="0.000236991280985616" calcext:value-type="float">
            <text:p>0,000236991280986</text:p>
          </table:table-cell>
          <table:table-cell office:value-type="float" office:value="25.67" calcext:value-type="float">
            <text:p>25,67</text:p>
          </table:table-cell>
          <table:table-cell table:formula="of:=[.F4]/1000" office:value-type="float" office:value="0.02567" calcext:value-type="float">
            <text:p>0,02567</text:p>
          </table:table-cell>
          <table:table-cell table:number-columns-repeated="2"/>
          <table:table-cell table:formula="of:=[.$J$1]/[.C4]" office:value-type="float" office:value="0.0839024390243902" calcext:value-type="float">
            <text:p>0,08390243902439</text:p>
          </table:table-cell>
          <table:table-cell table:formula="of:=[.$J4]*[.K$1]" office:value-type="float" office:value="0.0839024390243902" calcext:value-type="float">
            <text:p>0,08390243902439</text:p>
          </table:table-cell>
          <table:table-cell table:formula="of:=[.$J4]*[.L$1]" office:value-type="float" office:value="0.419512195121951" calcext:value-type="float">
            <text:p>0,419512195121951</text:p>
          </table:table-cell>
          <table:table-cell table:formula="of:=[.$J4]*[.M$1]" office:value-type="float" office:value="0.839024390243902" calcext:value-type="float">
            <text:p>0,839024390243902</text:p>
          </table:table-cell>
          <table:table-cell table:formula="of:=[.$J4]*[.N$1]" office:value-type="float" office:value="1.6780487804878" calcext:value-type="float">
            <text:p>1,6780487804878</text:p>
          </table:table-cell>
          <table:table-cell table:formula="of:=[.$J4]*[.O$1]" office:value-type="float" office:value="2.51707317073171" calcext:value-type="float">
            <text:p>2,5170731707317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nsion [V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umo [A]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Sección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2">
            <text:p>metros</text:p>
          </table:table-cell>
          <table:table-cell table:style-name="ce1" office:value-type="string" calcext:value-type="string" table:number-columns-spanned="2" table:number-rows-spanned="1">
            <text:p>AWG22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AWG23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AWG24</text:p>
          </table:table-cell>
          <table:covered-table-cell table:style-name="ce2"/>
          <table:table-cell/>
          <table:table-cell office:value-type="string" calcext:value-type="string">
            <text:p>mm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style-name="ce2"/>
          <table:table-cell table:style-name="ce2" office:value-type="string" calcext:value-type="string">
            <text:p>deltaV</text:p>
          </table:table-cell>
          <table:table-cell table:style-name="ce2" office:value-type="string" calcext:value-type="string">
            <text:p>TensionFinal</text:p>
          </table:table-cell>
          <table:table-cell table:style-name="ce2" office:value-type="string" calcext:value-type="string">
            <text:p>deltaV</text:p>
          </table:table-cell>
          <table:table-cell table:style-name="ce2" office:value-type="string" calcext:value-type="string">
            <text:p>TensionFinal</text:p>
          </table:table-cell>
          <table:table-cell table:style-name="ce2" office:value-type="string" calcext:value-type="string">
            <text:p>deltaV</text:p>
          </table:table-cell>
          <table:table-cell table:style-name="ce2" office:value-type="string" calcext:value-type="string">
            <text:p>TensionFinal</text:p>
          </table:table-cell>
          <table:table-cell/>
          <table:table-cell office:value-type="string" calcext:value-type="string">
            <text:p>deltaV</text:p>
          </table:table-cell>
          <table:table-cell office:value-type="string" calcext:value-type="string">
            <text:p>TensionFina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10]*[.$G$2]*[.$D$6]" office:value-type="float" office:value="0.00807" calcext:value-type="float">
            <text:p>0,00807</text:p>
          </table:table-cell>
          <table:table-cell table:formula="of:=[.$B$6]-[.B10]" office:value-type="float" office:value="4.99193" calcext:value-type="float">
            <text:p>4,99193</text:p>
          </table:table-cell>
          <table:table-cell table:formula="of:=[.$A10]*[.$G$3]*[.$D$6]" office:value-type="float" office:value="0.01018" calcext:value-type="float">
            <text:p>0,01018</text:p>
          </table:table-cell>
          <table:table-cell table:formula="of:=[.$B$6]-[.D10]" office:value-type="float" office:value="4.98982" calcext:value-type="float">
            <text:p>4,98982</text:p>
          </table:table-cell>
          <table:table-cell table:formula="of:=[.$A10]*[.$G$4]*[.$D$6]" office:value-type="float" office:value="0.012835" calcext:value-type="float">
            <text:p>0,012835</text:p>
          </table:table-cell>
          <table:table-cell table:formula="of:=[.$B$6]-[.F10]" office:value-type="float" office:value="4.987165" calcext:value-type="float">
            <text:p>4,987165</text:p>
          </table:table-cell>
          <table:table-cell/>
          <table:table-cell table:formula="of:=2*[.$D$6]*[.$J$1]*[.$A10]/[.$J$8]" office:value-type="float" office:value="0.0172" calcext:value-type="float">
            <text:p>0,0172</text:p>
          </table:table-cell>
          <table:table-cell table:formula="of:=[.$B$6]-[.$I10]" office:value-type="float" office:value="4.9828" calcext:value-type="float">
            <text:p>4,982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11]*[.$G$2]*[.$D$6]" office:value-type="float" office:value="0.01614" calcext:value-type="float">
            <text:p>0,01614</text:p>
          </table:table-cell>
          <table:table-cell table:formula="of:=[.$B$6]-[.B11]" office:value-type="float" office:value="4.98386" calcext:value-type="float">
            <text:p>4,98386</text:p>
          </table:table-cell>
          <table:table-cell table:formula="of:=[.$A11]*[.$G$3]*[.$D$6]" office:value-type="float" office:value="0.02036" calcext:value-type="float">
            <text:p>0,02036</text:p>
          </table:table-cell>
          <table:table-cell table:formula="of:=[.$B$6]-[.D11]" office:value-type="float" office:value="4.97964" calcext:value-type="float">
            <text:p>4,97964</text:p>
          </table:table-cell>
          <table:table-cell table:formula="of:=[.$A11]*[.$G$4]*[.$D$6]" office:value-type="float" office:value="0.02567" calcext:value-type="float">
            <text:p>0,02567</text:p>
          </table:table-cell>
          <table:table-cell table:formula="of:=[.$B$6]-[.F11]" office:value-type="float" office:value="4.97433" calcext:value-type="float">
            <text:p>4,97433</text:p>
          </table:table-cell>
          <table:table-cell/>
          <table:table-cell table:formula="of:=2*[.$D$6]*[.$J$1]*[.$A11]/[.$J$8]" office:value-type="float" office:value="0.0344" calcext:value-type="float">
            <text:p>0,0344</text:p>
          </table:table-cell>
          <table:table-cell table:formula="of:=[.$B$6]-[.$I11]" office:value-type="float" office:value="4.9656" calcext:value-type="float">
            <text:p>4,965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12]*[.$G$2]*[.$D$6]" office:value-type="float" office:value="0.02421" calcext:value-type="float">
            <text:p>0,02421</text:p>
          </table:table-cell>
          <table:table-cell table:formula="of:=[.$B$6]-[.B12]" office:value-type="float" office:value="4.97579" calcext:value-type="float">
            <text:p>4,97579</text:p>
          </table:table-cell>
          <table:table-cell table:formula="of:=[.$A12]*[.$G$3]*[.$D$6]" office:value-type="float" office:value="0.03054" calcext:value-type="float">
            <text:p>0,03054</text:p>
          </table:table-cell>
          <table:table-cell table:formula="of:=[.$B$6]-[.D12]" office:value-type="float" office:value="4.96946" calcext:value-type="float">
            <text:p>4,96946</text:p>
          </table:table-cell>
          <table:table-cell table:formula="of:=[.$A12]*[.$G$4]*[.$D$6]" office:value-type="float" office:value="0.038505" calcext:value-type="float">
            <text:p>0,038505</text:p>
          </table:table-cell>
          <table:table-cell table:formula="of:=[.$B$6]-[.F12]" office:value-type="float" office:value="4.961495" calcext:value-type="float">
            <text:p>4,961495</text:p>
          </table:table-cell>
          <table:table-cell/>
          <table:table-cell table:formula="of:=2*[.$D$6]*[.$J$1]*[.$A12]/[.$J$8]" office:value-type="float" office:value="0.0516" calcext:value-type="float">
            <text:p>0,0516</text:p>
          </table:table-cell>
          <table:table-cell table:formula="of:=[.$B$6]-[.$I12]" office:value-type="float" office:value="4.9484" calcext:value-type="float">
            <text:p>4,948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3]*[.$G$2]*[.$D$6]" office:value-type="float" office:value="0.03228" calcext:value-type="float">
            <text:p>0,03228</text:p>
          </table:table-cell>
          <table:table-cell table:formula="of:=[.$B$6]-[.B13]" office:value-type="float" office:value="4.96772" calcext:value-type="float">
            <text:p>4,96772</text:p>
          </table:table-cell>
          <table:table-cell table:formula="of:=[.$A13]*[.$G$3]*[.$D$6]" office:value-type="float" office:value="0.04072" calcext:value-type="float">
            <text:p>0,04072</text:p>
          </table:table-cell>
          <table:table-cell table:formula="of:=[.$B$6]-[.D13]" office:value-type="float" office:value="4.95928" calcext:value-type="float">
            <text:p>4,95928</text:p>
          </table:table-cell>
          <table:table-cell table:formula="of:=[.$A13]*[.$G$4]*[.$D$6]" office:value-type="float" office:value="0.05134" calcext:value-type="float">
            <text:p>0,05134</text:p>
          </table:table-cell>
          <table:table-cell table:formula="of:=[.$B$6]-[.F13]" office:value-type="float" office:value="4.94866" calcext:value-type="float">
            <text:p>4,94866</text:p>
          </table:table-cell>
          <table:table-cell/>
          <table:table-cell table:formula="of:=2*[.$D$6]*[.$J$1]*[.$A13]/[.$J$8]" office:value-type="float" office:value="0.0688" calcext:value-type="float">
            <text:p>0,0688</text:p>
          </table:table-cell>
          <table:table-cell table:formula="of:=[.$B$6]-[.$I13]" office:value-type="float" office:value="4.9312" calcext:value-type="float">
            <text:p>4,93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14]*[.$G$2]*[.$D$6]" office:value-type="float" office:value="0.04035" calcext:value-type="float">
            <text:p>0,04035</text:p>
          </table:table-cell>
          <table:table-cell table:formula="of:=[.$B$6]-[.B14]" office:value-type="float" office:value="4.95965" calcext:value-type="float">
            <text:p>4,95965</text:p>
          </table:table-cell>
          <table:table-cell table:formula="of:=[.$A14]*[.$G$3]*[.$D$6]" office:value-type="float" office:value="0.0509" calcext:value-type="float">
            <text:p>0,0509</text:p>
          </table:table-cell>
          <table:table-cell table:formula="of:=[.$B$6]-[.D14]" office:value-type="float" office:value="4.9491" calcext:value-type="float">
            <text:p>4,9491</text:p>
          </table:table-cell>
          <table:table-cell table:formula="of:=[.$A14]*[.$G$4]*[.$D$6]" office:value-type="float" office:value="0.064175" calcext:value-type="float">
            <text:p>0,064175</text:p>
          </table:table-cell>
          <table:table-cell table:formula="of:=[.$B$6]-[.F14]" office:value-type="float" office:value="4.935825" calcext:value-type="float">
            <text:p>4,935825</text:p>
          </table:table-cell>
          <table:table-cell/>
          <table:table-cell table:formula="of:=2*[.$D$6]*[.$J$1]*[.$A14]/[.$J$8]" office:value-type="float" office:value="0.086" calcext:value-type="float">
            <text:p>0,086</text:p>
          </table:table-cell>
          <table:table-cell table:formula="of:=[.$B$6]-[.$I14]" office:value-type="float" office:value="4.914" calcext:value-type="float">
            <text:p>4,91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15]*[.$G$2]*[.$D$6]" office:value-type="float" office:value="0.04842" calcext:value-type="float">
            <text:p>0,04842</text:p>
          </table:table-cell>
          <table:table-cell table:formula="of:=[.$B$6]-[.B15]" office:value-type="float" office:value="4.95158" calcext:value-type="float">
            <text:p>4,95158</text:p>
          </table:table-cell>
          <table:table-cell table:formula="of:=[.$A15]*[.$G$3]*[.$D$6]" office:value-type="float" office:value="0.06108" calcext:value-type="float">
            <text:p>0,06108</text:p>
          </table:table-cell>
          <table:table-cell table:formula="of:=[.$B$6]-[.D15]" office:value-type="float" office:value="4.93892" calcext:value-type="float">
            <text:p>4,93892</text:p>
          </table:table-cell>
          <table:table-cell table:formula="of:=[.$A15]*[.$G$4]*[.$D$6]" office:value-type="float" office:value="0.07701" calcext:value-type="float">
            <text:p>0,07701</text:p>
          </table:table-cell>
          <table:table-cell table:formula="of:=[.$B$6]-[.F15]" office:value-type="float" office:value="4.92299" calcext:value-type="float">
            <text:p>4,92299</text:p>
          </table:table-cell>
          <table:table-cell/>
          <table:table-cell table:formula="of:=2*[.$D$6]*[.$J$1]*[.$A15]/[.$J$8]" office:value-type="float" office:value="0.1032" calcext:value-type="float">
            <text:p>0,1032</text:p>
          </table:table-cell>
          <table:table-cell table:formula="of:=[.$B$6]-[.$I15]" office:value-type="float" office:value="4.8968" calcext:value-type="float">
            <text:p>4,896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16]*[.$G$2]*[.$D$6]" office:value-type="float" office:value="0.05649" calcext:value-type="float">
            <text:p>0,05649</text:p>
          </table:table-cell>
          <table:table-cell table:formula="of:=[.$B$6]-[.B16]" office:value-type="float" office:value="4.94351" calcext:value-type="float">
            <text:p>4,94351</text:p>
          </table:table-cell>
          <table:table-cell table:formula="of:=[.$A16]*[.$G$3]*[.$D$6]" office:value-type="float" office:value="0.07126" calcext:value-type="float">
            <text:p>0,07126</text:p>
          </table:table-cell>
          <table:table-cell table:formula="of:=[.$B$6]-[.D16]" office:value-type="float" office:value="4.92874" calcext:value-type="float">
            <text:p>4,92874</text:p>
          </table:table-cell>
          <table:table-cell table:formula="of:=[.$A16]*[.$G$4]*[.$D$6]" office:value-type="float" office:value="0.089845" calcext:value-type="float">
            <text:p>0,089845</text:p>
          </table:table-cell>
          <table:table-cell table:formula="of:=[.$B$6]-[.F16]" office:value-type="float" office:value="4.910155" calcext:value-type="float">
            <text:p>4,910155</text:p>
          </table:table-cell>
          <table:table-cell/>
          <table:table-cell table:formula="of:=2*[.$D$6]*[.$J$1]*[.$A16]/[.$J$8]" office:value-type="float" office:value="0.1204" calcext:value-type="float">
            <text:p>0,1204</text:p>
          </table:table-cell>
          <table:table-cell table:formula="of:=[.$B$6]-[.$I16]" office:value-type="float" office:value="4.8796" calcext:value-type="float">
            <text:p>4,879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17]*[.$G$2]*[.$D$6]" office:value-type="float" office:value="0.06456" calcext:value-type="float">
            <text:p>0,06456</text:p>
          </table:table-cell>
          <table:table-cell table:formula="of:=[.$B$6]-[.B17]" office:value-type="float" office:value="4.93544" calcext:value-type="float">
            <text:p>4,93544</text:p>
          </table:table-cell>
          <table:table-cell table:formula="of:=[.$A17]*[.$G$3]*[.$D$6]" office:value-type="float" office:value="0.08144" calcext:value-type="float">
            <text:p>0,08144</text:p>
          </table:table-cell>
          <table:table-cell table:formula="of:=[.$B$6]-[.D17]" office:value-type="float" office:value="4.91856" calcext:value-type="float">
            <text:p>4,91856</text:p>
          </table:table-cell>
          <table:table-cell table:formula="of:=[.$A17]*[.$G$4]*[.$D$6]" office:value-type="float" office:value="0.10268" calcext:value-type="float">
            <text:p>0,10268</text:p>
          </table:table-cell>
          <table:table-cell table:formula="of:=[.$B$6]-[.F17]" office:value-type="float" office:value="4.89732" calcext:value-type="float">
            <text:p>4,89732</text:p>
          </table:table-cell>
          <table:table-cell/>
          <table:table-cell table:formula="of:=2*[.$D$6]*[.$J$1]*[.$A17]/[.$J$8]" office:value-type="float" office:value="0.1376" calcext:value-type="float">
            <text:p>0,1376</text:p>
          </table:table-cell>
          <table:table-cell table:formula="of:=[.$B$6]-[.$I17]" office:value-type="float" office:value="4.8624" calcext:value-type="float">
            <text:p>4,862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8]*[.$G$2]*[.$D$6]" office:value-type="float" office:value="0.07263" calcext:value-type="float">
            <text:p>0,07263</text:p>
          </table:table-cell>
          <table:table-cell table:formula="of:=[.$B$6]-[.B18]" office:value-type="float" office:value="4.92737" calcext:value-type="float">
            <text:p>4,92737</text:p>
          </table:table-cell>
          <table:table-cell table:formula="of:=[.$A18]*[.$G$3]*[.$D$6]" office:value-type="float" office:value="0.09162" calcext:value-type="float">
            <text:p>0,09162</text:p>
          </table:table-cell>
          <table:table-cell table:formula="of:=[.$B$6]-[.D18]" office:value-type="float" office:value="4.90838" calcext:value-type="float">
            <text:p>4,90838</text:p>
          </table:table-cell>
          <table:table-cell table:formula="of:=[.$A18]*[.$G$4]*[.$D$6]" office:value-type="float" office:value="0.115515" calcext:value-type="float">
            <text:p>0,115515</text:p>
          </table:table-cell>
          <table:table-cell table:formula="of:=[.$B$6]-[.F18]" office:value-type="float" office:value="4.884485" calcext:value-type="float">
            <text:p>4,884485</text:p>
          </table:table-cell>
          <table:table-cell/>
          <table:table-cell table:formula="of:=2*[.$D$6]*[.$J$1]*[.$A18]/[.$J$8]" office:value-type="float" office:value="0.1548" calcext:value-type="float">
            <text:p>0,1548</text:p>
          </table:table-cell>
          <table:table-cell table:formula="of:=[.$B$6]-[.$I18]" office:value-type="float" office:value="4.8452" calcext:value-type="float">
            <text:p>4,84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9]*[.$G$2]*[.$D$6]" office:value-type="float" office:value="0.0807" calcext:value-type="float">
            <text:p>0,0807</text:p>
          </table:table-cell>
          <table:table-cell table:formula="of:=[.$B$6]-[.B19]" office:value-type="float" office:value="4.9193" calcext:value-type="float">
            <text:p>4,9193</text:p>
          </table:table-cell>
          <table:table-cell table:formula="of:=[.$A19]*[.$G$3]*[.$D$6]" office:value-type="float" office:value="0.1018" calcext:value-type="float">
            <text:p>0,1018</text:p>
          </table:table-cell>
          <table:table-cell table:formula="of:=[.$B$6]-[.D19]" office:value-type="float" office:value="4.8982" calcext:value-type="float">
            <text:p>4,8982</text:p>
          </table:table-cell>
          <table:table-cell table:formula="of:=[.$A19]*[.$G$4]*[.$D$6]" office:value-type="float" office:value="0.12835" calcext:value-type="float">
            <text:p>0,12835</text:p>
          </table:table-cell>
          <table:table-cell table:formula="of:=[.$B$6]-[.F19]" office:value-type="float" office:value="4.87165" calcext:value-type="float">
            <text:p>4,87165</text:p>
          </table:table-cell>
          <table:table-cell/>
          <table:table-cell table:formula="of:=2*[.$D$6]*[.$J$1]*[.$A19]/[.$J$8]" office:value-type="float" office:value="0.172" calcext:value-type="float">
            <text:p>0,172</text:p>
          </table:table-cell>
          <table:table-cell table:formula="of:=[.$B$6]-[.$I19]" office:value-type="float" office:value="4.828" calcext:value-type="float">
            <text:p>4,82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20]*[.$G$2]*[.$D$6]" office:value-type="float" office:value="0.08877" calcext:value-type="float">
            <text:p>0,08877</text:p>
          </table:table-cell>
          <table:table-cell table:formula="of:=[.$B$6]-[.B20]" office:value-type="float" office:value="4.91123" calcext:value-type="float">
            <text:p>4,91123</text:p>
          </table:table-cell>
          <table:table-cell table:formula="of:=[.$A20]*[.$G$3]*[.$D$6]" office:value-type="float" office:value="0.11198" calcext:value-type="float">
            <text:p>0,11198</text:p>
          </table:table-cell>
          <table:table-cell table:formula="of:=[.$B$6]-[.D20]" office:value-type="float" office:value="4.88802" calcext:value-type="float">
            <text:p>4,88802</text:p>
          </table:table-cell>
          <table:table-cell table:formula="of:=[.$A20]*[.$G$4]*[.$D$6]" office:value-type="float" office:value="0.141185" calcext:value-type="float">
            <text:p>0,141185</text:p>
          </table:table-cell>
          <table:table-cell table:formula="of:=[.$B$6]-[.F20]" office:value-type="float" office:value="4.858815" calcext:value-type="float">
            <text:p>4,858815</text:p>
          </table:table-cell>
          <table:table-cell/>
          <table:table-cell table:formula="of:=2*[.$D$6]*[.$J$1]*[.$A20]/[.$J$8]" office:value-type="float" office:value="0.1892" calcext:value-type="float">
            <text:p>0,1892</text:p>
          </table:table-cell>
          <table:table-cell table:formula="of:=[.$B$6]-[.$I20]" office:value-type="float" office:value="4.8108" calcext:value-type="float">
            <text:p>4,810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21]*[.$G$2]*[.$D$6]" office:value-type="float" office:value="0.09684" calcext:value-type="float">
            <text:p>0,09684</text:p>
          </table:table-cell>
          <table:table-cell table:formula="of:=[.$B$6]-[.B21]" office:value-type="float" office:value="4.90316" calcext:value-type="float">
            <text:p>4,90316</text:p>
          </table:table-cell>
          <table:table-cell table:formula="of:=[.$A21]*[.$G$3]*[.$D$6]" office:value-type="float" office:value="0.12216" calcext:value-type="float">
            <text:p>0,12216</text:p>
          </table:table-cell>
          <table:table-cell table:formula="of:=[.$B$6]-[.D21]" office:value-type="float" office:value="4.87784" calcext:value-type="float">
            <text:p>4,87784</text:p>
          </table:table-cell>
          <table:table-cell table:formula="of:=[.$A21]*[.$G$4]*[.$D$6]" office:value-type="float" office:value="0.15402" calcext:value-type="float">
            <text:p>0,15402</text:p>
          </table:table-cell>
          <table:table-cell table:formula="of:=[.$B$6]-[.F21]" office:value-type="float" office:value="4.84598" calcext:value-type="float">
            <text:p>4,84598</text:p>
          </table:table-cell>
          <table:table-cell/>
          <table:table-cell table:formula="of:=2*[.$D$6]*[.$J$1]*[.$A21]/[.$J$8]" office:value-type="float" office:value="0.2064" calcext:value-type="float">
            <text:p>0,2064</text:p>
          </table:table-cell>
          <table:table-cell table:formula="of:=[.$B$6]-[.$I21]" office:value-type="float" office:value="4.7936" calcext:value-type="float">
            <text:p>4,793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22]*[.$G$2]*[.$D$6]" office:value-type="float" office:value="0.10491" calcext:value-type="float">
            <text:p>0,10491</text:p>
          </table:table-cell>
          <table:table-cell table:formula="of:=[.$B$6]-[.B22]" office:value-type="float" office:value="4.89509" calcext:value-type="float">
            <text:p>4,89509</text:p>
          </table:table-cell>
          <table:table-cell table:formula="of:=[.$A22]*[.$G$3]*[.$D$6]" office:value-type="float" office:value="0.13234" calcext:value-type="float">
            <text:p>0,13234</text:p>
          </table:table-cell>
          <table:table-cell table:formula="of:=[.$B$6]-[.D22]" office:value-type="float" office:value="4.86766" calcext:value-type="float">
            <text:p>4,86766</text:p>
          </table:table-cell>
          <table:table-cell table:formula="of:=[.$A22]*[.$G$4]*[.$D$6]" office:value-type="float" office:value="0.166855" calcext:value-type="float">
            <text:p>0,166855</text:p>
          </table:table-cell>
          <table:table-cell table:formula="of:=[.$B$6]-[.F22]" office:value-type="float" office:value="4.833145" calcext:value-type="float">
            <text:p>4,833145</text:p>
          </table:table-cell>
          <table:table-cell/>
          <table:table-cell table:formula="of:=2*[.$D$6]*[.$J$1]*[.$A22]/[.$J$8]" office:value-type="float" office:value="0.2236" calcext:value-type="float">
            <text:p>0,2236</text:p>
          </table:table-cell>
          <table:table-cell table:formula="of:=[.$B$6]-[.$I22]" office:value-type="float" office:value="4.7764" calcext:value-type="float">
            <text:p>4,776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23]*[.$G$2]*[.$D$6]" office:value-type="float" office:value="0.11298" calcext:value-type="float">
            <text:p>0,11298</text:p>
          </table:table-cell>
          <table:table-cell table:formula="of:=[.$B$6]-[.B23]" office:value-type="float" office:value="4.88702" calcext:value-type="float">
            <text:p>4,88702</text:p>
          </table:table-cell>
          <table:table-cell table:formula="of:=[.$A23]*[.$G$3]*[.$D$6]" office:value-type="float" office:value="0.14252" calcext:value-type="float">
            <text:p>0,14252</text:p>
          </table:table-cell>
          <table:table-cell table:formula="of:=[.$B$6]-[.D23]" office:value-type="float" office:value="4.85748" calcext:value-type="float">
            <text:p>4,85748</text:p>
          </table:table-cell>
          <table:table-cell table:formula="of:=[.$A23]*[.$G$4]*[.$D$6]" office:value-type="float" office:value="0.17969" calcext:value-type="float">
            <text:p>0,17969</text:p>
          </table:table-cell>
          <table:table-cell table:formula="of:=[.$B$6]-[.F23]" office:value-type="float" office:value="4.82031" calcext:value-type="float">
            <text:p>4,82031</text:p>
          </table:table-cell>
          <table:table-cell/>
          <table:table-cell table:formula="of:=2*[.$D$6]*[.$J$1]*[.$A23]/[.$J$8]" office:value-type="float" office:value="0.2408" calcext:value-type="float">
            <text:p>0,2408</text:p>
          </table:table-cell>
          <table:table-cell table:formula="of:=[.$B$6]-[.$I23]" office:value-type="float" office:value="4.7592" calcext:value-type="float">
            <text:p>4,759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24]*[.$G$2]*[.$D$6]" office:value-type="float" office:value="0.12105" calcext:value-type="float">
            <text:p>0,12105</text:p>
          </table:table-cell>
          <table:table-cell table:formula="of:=[.$B$6]-[.B24]" office:value-type="float" office:value="4.87895" calcext:value-type="float">
            <text:p>4,87895</text:p>
          </table:table-cell>
          <table:table-cell table:formula="of:=[.$A24]*[.$G$3]*[.$D$6]" office:value-type="float" office:value="0.1527" calcext:value-type="float">
            <text:p>0,1527</text:p>
          </table:table-cell>
          <table:table-cell table:formula="of:=[.$B$6]-[.D24]" office:value-type="float" office:value="4.8473" calcext:value-type="float">
            <text:p>4,8473</text:p>
          </table:table-cell>
          <table:table-cell table:formula="of:=[.$A24]*[.$G$4]*[.$D$6]" office:value-type="float" office:value="0.192525" calcext:value-type="float">
            <text:p>0,192525</text:p>
          </table:table-cell>
          <table:table-cell table:formula="of:=[.$B$6]-[.F24]" office:value-type="float" office:value="4.807475" calcext:value-type="float">
            <text:p>4,807475</text:p>
          </table:table-cell>
          <table:table-cell/>
          <table:table-cell table:formula="of:=2*[.$D$6]*[.$J$1]*[.$A24]/[.$J$8]" office:value-type="float" office:value="0.258" calcext:value-type="float">
            <text:p>0,258</text:p>
          </table:table-cell>
          <table:table-cell table:formula="of:=[.$B$6]-[.$I24]" office:value-type="float" office:value="4.742" calcext:value-type="float">
            <text:p>4,74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25]*[.$G$2]*[.$D$6]" office:value-type="float" office:value="0.12912" calcext:value-type="float">
            <text:p>0,12912</text:p>
          </table:table-cell>
          <table:table-cell table:formula="of:=[.$B$6]-[.B25]" office:value-type="float" office:value="4.87088" calcext:value-type="float">
            <text:p>4,87088</text:p>
          </table:table-cell>
          <table:table-cell table:formula="of:=[.$A25]*[.$G$3]*[.$D$6]" office:value-type="float" office:value="0.16288" calcext:value-type="float">
            <text:p>0,16288</text:p>
          </table:table-cell>
          <table:table-cell table:formula="of:=[.$B$6]-[.D25]" office:value-type="float" office:value="4.83712" calcext:value-type="float">
            <text:p>4,83712</text:p>
          </table:table-cell>
          <table:table-cell table:formula="of:=[.$A25]*[.$G$4]*[.$D$6]" office:value-type="float" office:value="0.20536" calcext:value-type="float">
            <text:p>0,20536</text:p>
          </table:table-cell>
          <table:table-cell table:formula="of:=[.$B$6]-[.F25]" office:value-type="float" office:value="4.79464" calcext:value-type="float">
            <text:p>4,79464</text:p>
          </table:table-cell>
          <table:table-cell/>
          <table:table-cell table:formula="of:=2*[.$D$6]*[.$J$1]*[.$A25]/[.$J$8]" office:value-type="float" office:value="0.2752" calcext:value-type="float">
            <text:p>0,2752</text:p>
          </table:table-cell>
          <table:table-cell table:formula="of:=[.$B$6]-[.$I25]" office:value-type="float" office:value="4.7248" calcext:value-type="float">
            <text:p>4,724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26]*[.$G$2]*[.$D$6]" office:value-type="float" office:value="0.13719" calcext:value-type="float">
            <text:p>0,13719</text:p>
          </table:table-cell>
          <table:table-cell table:formula="of:=[.$B$6]-[.B26]" office:value-type="float" office:value="4.86281" calcext:value-type="float">
            <text:p>4,86281</text:p>
          </table:table-cell>
          <table:table-cell table:formula="of:=[.$A26]*[.$G$3]*[.$D$6]" office:value-type="float" office:value="0.17306" calcext:value-type="float">
            <text:p>0,17306</text:p>
          </table:table-cell>
          <table:table-cell table:formula="of:=[.$B$6]-[.D26]" office:value-type="float" office:value="4.82694" calcext:value-type="float">
            <text:p>4,82694</text:p>
          </table:table-cell>
          <table:table-cell table:formula="of:=[.$A26]*[.$G$4]*[.$D$6]" office:value-type="float" office:value="0.218195" calcext:value-type="float">
            <text:p>0,218195</text:p>
          </table:table-cell>
          <table:table-cell table:formula="of:=[.$B$6]-[.F26]" office:value-type="float" office:value="4.781805" calcext:value-type="float">
            <text:p>4,781805</text:p>
          </table:table-cell>
          <table:table-cell/>
          <table:table-cell table:formula="of:=2*[.$D$6]*[.$J$1]*[.$A26]/[.$J$8]" office:value-type="float" office:value="0.2924" calcext:value-type="float">
            <text:p>0,2924</text:p>
          </table:table-cell>
          <table:table-cell table:formula="of:=[.$B$6]-[.$I26]" office:value-type="float" office:value="4.7076" calcext:value-type="float">
            <text:p>4,707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27]*[.$G$2]*[.$D$6]" office:value-type="float" office:value="0.14526" calcext:value-type="float">
            <text:p>0,14526</text:p>
          </table:table-cell>
          <table:table-cell table:formula="of:=[.$B$6]-[.B27]" office:value-type="float" office:value="4.85474" calcext:value-type="float">
            <text:p>4,85474</text:p>
          </table:table-cell>
          <table:table-cell table:formula="of:=[.$A27]*[.$G$3]*[.$D$6]" office:value-type="float" office:value="0.18324" calcext:value-type="float">
            <text:p>0,18324</text:p>
          </table:table-cell>
          <table:table-cell table:formula="of:=[.$B$6]-[.D27]" office:value-type="float" office:value="4.81676" calcext:value-type="float">
            <text:p>4,81676</text:p>
          </table:table-cell>
          <table:table-cell table:formula="of:=[.$A27]*[.$G$4]*[.$D$6]" office:value-type="float" office:value="0.23103" calcext:value-type="float">
            <text:p>0,23103</text:p>
          </table:table-cell>
          <table:table-cell table:formula="of:=[.$B$6]-[.F27]" office:value-type="float" office:value="4.76897" calcext:value-type="float">
            <text:p>4,76897</text:p>
          </table:table-cell>
          <table:table-cell/>
          <table:table-cell table:formula="of:=2*[.$D$6]*[.$J$1]*[.$A27]/[.$J$8]" office:value-type="float" office:value="0.3096" calcext:value-type="float">
            <text:p>0,3096</text:p>
          </table:table-cell>
          <table:table-cell table:formula="of:=[.$B$6]-[.$I27]" office:value-type="float" office:value="4.6904" calcext:value-type="float">
            <text:p>4,690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8]*[.$G$2]*[.$D$6]" office:value-type="float" office:value="0.15333" calcext:value-type="float">
            <text:p>0,15333</text:p>
          </table:table-cell>
          <table:table-cell table:formula="of:=[.$B$6]-[.B28]" office:value-type="float" office:value="4.84667" calcext:value-type="float">
            <text:p>4,84667</text:p>
          </table:table-cell>
          <table:table-cell table:formula="of:=[.$A28]*[.$G$3]*[.$D$6]" office:value-type="float" office:value="0.19342" calcext:value-type="float">
            <text:p>0,19342</text:p>
          </table:table-cell>
          <table:table-cell table:formula="of:=[.$B$6]-[.D28]" office:value-type="float" office:value="4.80658" calcext:value-type="float">
            <text:p>4,80658</text:p>
          </table:table-cell>
          <table:table-cell table:formula="of:=[.$A28]*[.$G$4]*[.$D$6]" office:value-type="float" office:value="0.243865" calcext:value-type="float">
            <text:p>0,243865</text:p>
          </table:table-cell>
          <table:table-cell table:formula="of:=[.$B$6]-[.F28]" office:value-type="float" office:value="4.756135" calcext:value-type="float">
            <text:p>4,756135</text:p>
          </table:table-cell>
          <table:table-cell/>
          <table:table-cell table:formula="of:=2*[.$D$6]*[.$J$1]*[.$A28]/[.$J$8]" office:value-type="float" office:value="0.3268" calcext:value-type="float">
            <text:p>0,3268</text:p>
          </table:table-cell>
          <table:table-cell table:formula="of:=[.$B$6]-[.$I28]" office:value-type="float" office:value="4.6732" calcext:value-type="float">
            <text:p>4,673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9]*[.$G$2]*[.$D$6]" office:value-type="float" office:value="0.1614" calcext:value-type="float">
            <text:p>0,1614</text:p>
          </table:table-cell>
          <table:table-cell table:formula="of:=[.$B$6]-[.B29]" office:value-type="float" office:value="4.8386" calcext:value-type="float">
            <text:p>4,8386</text:p>
          </table:table-cell>
          <table:table-cell table:formula="of:=[.$A29]*[.$G$3]*[.$D$6]" office:value-type="float" office:value="0.2036" calcext:value-type="float">
            <text:p>0,2036</text:p>
          </table:table-cell>
          <table:table-cell table:formula="of:=[.$B$6]-[.D29]" office:value-type="float" office:value="4.7964" calcext:value-type="float">
            <text:p>4,7964</text:p>
          </table:table-cell>
          <table:table-cell table:formula="of:=[.$A29]*[.$G$4]*[.$D$6]" office:value-type="float" office:value="0.2567" calcext:value-type="float">
            <text:p>0,2567</text:p>
          </table:table-cell>
          <table:table-cell table:formula="of:=[.$B$6]-[.F29]" office:value-type="float" office:value="4.7433" calcext:value-type="float">
            <text:p>4,7433</text:p>
          </table:table-cell>
          <table:table-cell/>
          <table:table-cell table:formula="of:=2*[.$D$6]*[.$J$1]*[.$A29]/[.$J$8]" office:value-type="float" office:value="0.344" calcext:value-type="float">
            <text:p>0,344</text:p>
          </table:table-cell>
          <table:table-cell table:formula="of:=[.$B$6]-[.$I29]" office:value-type="float" office:value="4.656" calcext:value-type="float">
            <text:p>4,65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30]*[.$G$2]*[.$D$6]" office:value-type="float" office:value="0.16947" calcext:value-type="float">
            <text:p>0,16947</text:p>
          </table:table-cell>
          <table:table-cell table:formula="of:=[.$B$6]-[.B30]" office:value-type="float" office:value="4.83053" calcext:value-type="float">
            <text:p>4,83053</text:p>
          </table:table-cell>
          <table:table-cell table:formula="of:=[.$A30]*[.$G$3]*[.$D$6]" office:value-type="float" office:value="0.21378" calcext:value-type="float">
            <text:p>0,21378</text:p>
          </table:table-cell>
          <table:table-cell table:formula="of:=[.$B$6]-[.D30]" office:value-type="float" office:value="4.78622" calcext:value-type="float">
            <text:p>4,78622</text:p>
          </table:table-cell>
          <table:table-cell table:formula="of:=[.$A30]*[.$G$4]*[.$D$6]" office:value-type="float" office:value="0.269535" calcext:value-type="float">
            <text:p>0,269535</text:p>
          </table:table-cell>
          <table:table-cell table:formula="of:=[.$B$6]-[.F30]" office:value-type="float" office:value="4.730465" calcext:value-type="float">
            <text:p>4,730465</text:p>
          </table:table-cell>
          <table:table-cell/>
          <table:table-cell table:formula="of:=2*[.$D$6]*[.$J$1]*[.$A30]/[.$J$8]" office:value-type="float" office:value="0.3612" calcext:value-type="float">
            <text:p>0,3612</text:p>
          </table:table-cell>
          <table:table-cell table:formula="of:=[.$B$6]-[.$I30]" office:value-type="float" office:value="4.6388" calcext:value-type="float">
            <text:p>4,638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31]*[.$G$2]*[.$D$6]" office:value-type="float" office:value="0.17754" calcext:value-type="float">
            <text:p>0,17754</text:p>
          </table:table-cell>
          <table:table-cell table:formula="of:=[.$B$6]-[.B31]" office:value-type="float" office:value="4.82246" calcext:value-type="float">
            <text:p>4,82246</text:p>
          </table:table-cell>
          <table:table-cell table:formula="of:=[.$A31]*[.$G$3]*[.$D$6]" office:value-type="float" office:value="0.22396" calcext:value-type="float">
            <text:p>0,22396</text:p>
          </table:table-cell>
          <table:table-cell table:formula="of:=[.$B$6]-[.D31]" office:value-type="float" office:value="4.77604" calcext:value-type="float">
            <text:p>4,77604</text:p>
          </table:table-cell>
          <table:table-cell table:formula="of:=[.$A31]*[.$G$4]*[.$D$6]" office:value-type="float" office:value="0.28237" calcext:value-type="float">
            <text:p>0,28237</text:p>
          </table:table-cell>
          <table:table-cell table:formula="of:=[.$B$6]-[.F31]" office:value-type="float" office:value="4.71763" calcext:value-type="float">
            <text:p>4,71763</text:p>
          </table:table-cell>
          <table:table-cell/>
          <table:table-cell table:formula="of:=2*[.$D$6]*[.$J$1]*[.$A31]/[.$J$8]" office:value-type="float" office:value="0.3784" calcext:value-type="float">
            <text:p>0,3784</text:p>
          </table:table-cell>
          <table:table-cell table:formula="of:=[.$B$6]-[.$I31]" office:value-type="float" office:value="4.6216" calcext:value-type="float">
            <text:p>4,621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32]*[.$G$2]*[.$D$6]" office:value-type="float" office:value="0.18561" calcext:value-type="float">
            <text:p>0,18561</text:p>
          </table:table-cell>
          <table:table-cell table:formula="of:=[.$B$6]-[.B32]" office:value-type="float" office:value="4.81439" calcext:value-type="float">
            <text:p>4,81439</text:p>
          </table:table-cell>
          <table:table-cell table:formula="of:=[.$A32]*[.$G$3]*[.$D$6]" office:value-type="float" office:value="0.23414" calcext:value-type="float">
            <text:p>0,23414</text:p>
          </table:table-cell>
          <table:table-cell table:formula="of:=[.$B$6]-[.D32]" office:value-type="float" office:value="4.76586" calcext:value-type="float">
            <text:p>4,76586</text:p>
          </table:table-cell>
          <table:table-cell table:formula="of:=[.$A32]*[.$G$4]*[.$D$6]" office:value-type="float" office:value="0.295205" calcext:value-type="float">
            <text:p>0,295205</text:p>
          </table:table-cell>
          <table:table-cell table:formula="of:=[.$B$6]-[.F32]" office:value-type="float" office:value="4.704795" calcext:value-type="float">
            <text:p>4,704795</text:p>
          </table:table-cell>
          <table:table-cell/>
          <table:table-cell table:formula="of:=2*[.$D$6]*[.$J$1]*[.$A32]/[.$J$8]" office:value-type="float" office:value="0.3956" calcext:value-type="float">
            <text:p>0,3956</text:p>
          </table:table-cell>
          <table:table-cell table:formula="of:=[.$B$6]-[.$I32]" office:value-type="float" office:value="4.6044" calcext:value-type="float">
            <text:p>4,604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33]*[.$G$2]*[.$D$6]" office:value-type="float" office:value="0.19368" calcext:value-type="float">
            <text:p>0,19368</text:p>
          </table:table-cell>
          <table:table-cell table:formula="of:=[.$B$6]-[.B33]" office:value-type="float" office:value="4.80632" calcext:value-type="float">
            <text:p>4,80632</text:p>
          </table:table-cell>
          <table:table-cell table:formula="of:=[.$A33]*[.$G$3]*[.$D$6]" office:value-type="float" office:value="0.24432" calcext:value-type="float">
            <text:p>0,24432</text:p>
          </table:table-cell>
          <table:table-cell table:formula="of:=[.$B$6]-[.D33]" office:value-type="float" office:value="4.75568" calcext:value-type="float">
            <text:p>4,75568</text:p>
          </table:table-cell>
          <table:table-cell table:formula="of:=[.$A33]*[.$G$4]*[.$D$6]" office:value-type="float" office:value="0.30804" calcext:value-type="float">
            <text:p>0,30804</text:p>
          </table:table-cell>
          <table:table-cell table:formula="of:=[.$B$6]-[.F33]" office:value-type="float" office:value="4.69196" calcext:value-type="float">
            <text:p>4,69196</text:p>
          </table:table-cell>
          <table:table-cell/>
          <table:table-cell table:formula="of:=2*[.$D$6]*[.$J$1]*[.$A33]/[.$J$8]" office:value-type="float" office:value="0.4128" calcext:value-type="float">
            <text:p>0,4128</text:p>
          </table:table-cell>
          <table:table-cell table:formula="of:=[.$B$6]-[.$I33]" office:value-type="float" office:value="4.5872" calcext:value-type="float">
            <text:p>4,587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34]*[.$G$2]*[.$D$6]" office:value-type="float" office:value="0.20175" calcext:value-type="float">
            <text:p>0,20175</text:p>
          </table:table-cell>
          <table:table-cell table:formula="of:=[.$B$6]-[.B34]" office:value-type="float" office:value="4.79825" calcext:value-type="float">
            <text:p>4,79825</text:p>
          </table:table-cell>
          <table:table-cell table:formula="of:=[.$A34]*[.$G$3]*[.$D$6]" office:value-type="float" office:value="0.2545" calcext:value-type="float">
            <text:p>0,2545</text:p>
          </table:table-cell>
          <table:table-cell table:formula="of:=[.$B$6]-[.D34]" office:value-type="float" office:value="4.7455" calcext:value-type="float">
            <text:p>4,7455</text:p>
          </table:table-cell>
          <table:table-cell table:formula="of:=[.$A34]*[.$G$4]*[.$D$6]" office:value-type="float" office:value="0.320875" calcext:value-type="float">
            <text:p>0,320875</text:p>
          </table:table-cell>
          <table:table-cell table:formula="of:=[.$B$6]-[.F34]" office:value-type="float" office:value="4.679125" calcext:value-type="float">
            <text:p>4,679125</text:p>
          </table:table-cell>
          <table:table-cell/>
          <table:table-cell table:formula="of:=2*[.$D$6]*[.$J$1]*[.$A34]/[.$J$8]" office:value-type="float" office:value="0.43" calcext:value-type="float">
            <text:p>0,43</text:p>
          </table:table-cell>
          <table:table-cell table:formula="of:=[.$B$6]-[.$I34]" office:value-type="float" office:value="4.57" calcext:value-type="float">
            <text:p>4,5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35]*[.$G$2]*[.$D$6]" office:value-type="float" office:value="0.20982" calcext:value-type="float">
            <text:p>0,20982</text:p>
          </table:table-cell>
          <table:table-cell table:formula="of:=[.$B$6]-[.B35]" office:value-type="float" office:value="4.79018" calcext:value-type="float">
            <text:p>4,79018</text:p>
          </table:table-cell>
          <table:table-cell table:formula="of:=[.$A35]*[.$G$3]*[.$D$6]" office:value-type="float" office:value="0.26468" calcext:value-type="float">
            <text:p>0,26468</text:p>
          </table:table-cell>
          <table:table-cell table:formula="of:=[.$B$6]-[.D35]" office:value-type="float" office:value="4.73532" calcext:value-type="float">
            <text:p>4,73532</text:p>
          </table:table-cell>
          <table:table-cell table:formula="of:=[.$A35]*[.$G$4]*[.$D$6]" office:value-type="float" office:value="0.33371" calcext:value-type="float">
            <text:p>0,33371</text:p>
          </table:table-cell>
          <table:table-cell table:formula="of:=[.$B$6]-[.F35]" office:value-type="float" office:value="4.66629" calcext:value-type="float">
            <text:p>4,66629</text:p>
          </table:table-cell>
          <table:table-cell/>
          <table:table-cell table:formula="of:=2*[.$D$6]*[.$J$1]*[.$A35]/[.$J$8]" office:value-type="float" office:value="0.4472" calcext:value-type="float">
            <text:p>0,4472</text:p>
          </table:table-cell>
          <table:table-cell table:formula="of:=[.$B$6]-[.$I35]" office:value-type="float" office:value="4.5528" calcext:value-type="float">
            <text:p>4,55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36]*[.$G$2]*[.$D$6]" office:value-type="float" office:value="0.21789" calcext:value-type="float">
            <text:p>0,21789</text:p>
          </table:table-cell>
          <table:table-cell table:formula="of:=[.$B$6]-[.B36]" office:value-type="float" office:value="4.78211" calcext:value-type="float">
            <text:p>4,78211</text:p>
          </table:table-cell>
          <table:table-cell table:formula="of:=[.$A36]*[.$G$3]*[.$D$6]" office:value-type="float" office:value="0.27486" calcext:value-type="float">
            <text:p>0,27486</text:p>
          </table:table-cell>
          <table:table-cell table:formula="of:=[.$B$6]-[.D36]" office:value-type="float" office:value="4.72514" calcext:value-type="float">
            <text:p>4,72514</text:p>
          </table:table-cell>
          <table:table-cell table:formula="of:=[.$A36]*[.$G$4]*[.$D$6]" office:value-type="float" office:value="0.346545" calcext:value-type="float">
            <text:p>0,346545</text:p>
          </table:table-cell>
          <table:table-cell table:formula="of:=[.$B$6]-[.F36]" office:value-type="float" office:value="4.653455" calcext:value-type="float">
            <text:p>4,653455</text:p>
          </table:table-cell>
          <table:table-cell/>
          <table:table-cell table:formula="of:=2*[.$D$6]*[.$J$1]*[.$A36]/[.$J$8]" office:value-type="float" office:value="0.4644" calcext:value-type="float">
            <text:p>0,4644</text:p>
          </table:table-cell>
          <table:table-cell table:formula="of:=[.$B$6]-[.$I36]" office:value-type="float" office:value="4.5356" calcext:value-type="float">
            <text:p>4,535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37]*[.$G$2]*[.$D$6]" office:value-type="float" office:value="0.22596" calcext:value-type="float">
            <text:p>0,22596</text:p>
          </table:table-cell>
          <table:table-cell table:formula="of:=[.$B$6]-[.B37]" office:value-type="float" office:value="4.77404" calcext:value-type="float">
            <text:p>4,77404</text:p>
          </table:table-cell>
          <table:table-cell table:formula="of:=[.$A37]*[.$G$3]*[.$D$6]" office:value-type="float" office:value="0.28504" calcext:value-type="float">
            <text:p>0,28504</text:p>
          </table:table-cell>
          <table:table-cell table:formula="of:=[.$B$6]-[.D37]" office:value-type="float" office:value="4.71496" calcext:value-type="float">
            <text:p>4,71496</text:p>
          </table:table-cell>
          <table:table-cell table:formula="of:=[.$A37]*[.$G$4]*[.$D$6]" office:value-type="float" office:value="0.35938" calcext:value-type="float">
            <text:p>0,35938</text:p>
          </table:table-cell>
          <table:table-cell table:formula="of:=[.$B$6]-[.F37]" office:value-type="float" office:value="4.64062" calcext:value-type="float">
            <text:p>4,64062</text:p>
          </table:table-cell>
          <table:table-cell/>
          <table:table-cell table:formula="of:=2*[.$D$6]*[.$J$1]*[.$A37]/[.$J$8]" office:value-type="float" office:value="0.4816" calcext:value-type="float">
            <text:p>0,4816</text:p>
          </table:table-cell>
          <table:table-cell table:formula="of:=[.$B$6]-[.$I37]" office:value-type="float" office:value="4.5184" calcext:value-type="float">
            <text:p>4,518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8]*[.$G$2]*[.$D$6]" office:value-type="float" office:value="0.23403" calcext:value-type="float">
            <text:p>0,23403</text:p>
          </table:table-cell>
          <table:table-cell table:formula="of:=[.$B$6]-[.B38]" office:value-type="float" office:value="4.76597" calcext:value-type="float">
            <text:p>4,76597</text:p>
          </table:table-cell>
          <table:table-cell table:formula="of:=[.$A38]*[.$G$3]*[.$D$6]" office:value-type="float" office:value="0.29522" calcext:value-type="float">
            <text:p>0,29522</text:p>
          </table:table-cell>
          <table:table-cell table:formula="of:=[.$B$6]-[.D38]" office:value-type="float" office:value="4.70478" calcext:value-type="float">
            <text:p>4,70478</text:p>
          </table:table-cell>
          <table:table-cell table:formula="of:=[.$A38]*[.$G$4]*[.$D$6]" office:value-type="float" office:value="0.372215" calcext:value-type="float">
            <text:p>0,372215</text:p>
          </table:table-cell>
          <table:table-cell table:formula="of:=[.$B$6]-[.F38]" office:value-type="float" office:value="4.627785" calcext:value-type="float">
            <text:p>4,627785</text:p>
          </table:table-cell>
          <table:table-cell/>
          <table:table-cell table:formula="of:=2*[.$D$6]*[.$J$1]*[.$A38]/[.$J$8]" office:value-type="float" office:value="0.4988" calcext:value-type="float">
            <text:p>0,4988</text:p>
          </table:table-cell>
          <table:table-cell table:formula="of:=[.$B$6]-[.$I38]" office:value-type="float" office:value="4.5012" calcext:value-type="float">
            <text:p>4,501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9]*[.$G$2]*[.$D$6]" office:value-type="float" office:value="0.2421" calcext:value-type="float">
            <text:p>0,2421</text:p>
          </table:table-cell>
          <table:table-cell table:formula="of:=[.$B$6]-[.B39]" office:value-type="float" office:value="4.7579" calcext:value-type="float">
            <text:p>4,7579</text:p>
          </table:table-cell>
          <table:table-cell table:formula="of:=[.$A39]*[.$G$3]*[.$D$6]" office:value-type="float" office:value="0.3054" calcext:value-type="float">
            <text:p>0,3054</text:p>
          </table:table-cell>
          <table:table-cell table:formula="of:=[.$B$6]-[.D39]" office:value-type="float" office:value="4.6946" calcext:value-type="float">
            <text:p>4,6946</text:p>
          </table:table-cell>
          <table:table-cell table:formula="of:=[.$A39]*[.$G$4]*[.$D$6]" office:value-type="float" office:value="0.38505" calcext:value-type="float">
            <text:p>0,38505</text:p>
          </table:table-cell>
          <table:table-cell table:formula="of:=[.$B$6]-[.F39]" office:value-type="float" office:value="4.61495" calcext:value-type="float">
            <text:p>4,61495</text:p>
          </table:table-cell>
          <table:table-cell/>
          <table:table-cell table:formula="of:=2*[.$D$6]*[.$J$1]*[.$A39]/[.$J$8]" office:value-type="float" office:value="0.516" calcext:value-type="float">
            <text:p>0,516</text:p>
          </table:table-cell>
          <table:table-cell table:formula="of:=[.$B$6]-[.$I39]" office:value-type="float" office:value="4.484" calcext:value-type="float">
            <text:p>4,48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 style:data-style-name="N2" text:time-value="21:13:59.7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1-01T21:29:14.883000000</dc:date>
    <meta:editing-duration>PT14M52S</meta:editing-duration>
    <meta:editing-cycles>4</meta:editing-cycles>
    <meta:document-statistic meta:table-count="1" meta:cell-count="342" meta:object-count="0"/>
  </office:meta>
</office:document-meta>
</file>